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1fdc" officeooo:paragraph-rsid="00071fdc"/>
    </style:style>
    <style:style style:name="P2" style:family="paragraph" style:parent-style-name="Standard">
      <style:text-properties officeooo:paragraph-rsid="00071fdc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loext:graphic-properties draw:fill="none" draw:fill-color="#ffffff"/>
    </style:style>
    <style:style style:name="T1" style:family="text">
      <style:text-properties officeooo:rsid="00071fdc"/>
    </style:style>
    <style:style style:name="T2" style:family="text">
      <style:text-properties style:text-underline-style="solid" style:text-underline-width="auto" style:text-underline-color="font-color" officeooo:rsid="00071fdc"/>
    </style:style>
    <style:style style:name="T3" style:family="text">
      <style:text-properties style:text-underline-style="none" officeooo:rsid="00071fdc"/>
    </style:style>
    <style:style style:name="T4" style:family="text">
      <style:text-properties style:font-name="0" fo:font-size="12pt" fo:font-style="normal" style:text-underline-style="none" fo:font-weight="normal" style:font-size-asian="12pt" style:font-style-asian="normal" style:font-weight-asian="normal"/>
    </style:style>
    <style:style style:name="T5" style:family="text">
      <style:text-properties fo:font-size="12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gr1" style:family="graphic">
      <style:graphic-properties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start="Extrémités_20_de_20_flèche_20_1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Extrémités_20_de_20_flèche_20_1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marker-start="Extrémités_20_de_20_flèche_20_1" draw:fill="none" draw:fill-color="#ffffff" fo:min-height="1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start="Extrémités_20_de_20_flèche_20_1" draw:fill="none" draw:fill-color="#ffffff" fo:min-height="1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marker-start="Extrémités_20_de_20_flèche_20_1" draw:fill="none" draw:fill-color="#ffffff" fo:min-height="1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start="Extrémités_20_de_20_flèche_20_1" draw:fill="none" draw:fill-color="#ffffff" fo:min-height="0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marker-start="Extrémités_20_de_20_flèche_20_1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Forme1" draw:style-name="gr1" draw:text-style-name="P3" svg:x1="0.732cm" svg:y1="2.446cm" svg:x2="1.949cm" svg:y2="1.52cm"><text:p/></draw:line><draw:frame text:anchor-type="paragraph" draw:z-index="1" draw:name="Forme2" draw:style-name="gr2" draw:text-style-name="P4" svg:width="19.395cm" svg:height="1.95cm" svg:x="8.167cm" svg:y="2.05cm"><draw:text-box><text:p><text:span text:style-name="T5">R2(idCine,numSalle,salleCompatible3D,nbPlacesHandicapee,nbPlacesStandard,nbPlacesDBox,</text:span></text:p><text:p><text:span text:style-name="T5">idPers,nomP,prenomP,idFilm,nomFilm,dateSortie,role,public,duree,compatible3D,horaire,idSeance,dateProjection,diffusion3D,idClient,nomC,prenomC,numReservation,nbPlacesHandicapeeRes,nbPlacesStandardRes,nbPlacesDBoxRes)</text:span></text:p></draw:text-box></draw:frame><draw:line text:anchor-type="paragraph" draw:z-index="2" draw:name="Forme3" draw:style-name="gr1" draw:text-style-name="P3" svg:x1="14.12cm" svg:y1="1.759cm" svg:x2="10.548cm" svg:y2="1.15cm"><text:p/></draw:line>R(idCine,franchise,nbSalles,numSalle,salleCompatible3D,nbPlacesHandicapee,nbPlacesStandard,nbPlacesDBox,idPers,nomP,prenomP,idFilm,nomFilm,dateSortie,role,public,duree,compatible3D,horaire,idSeance,dateProjection,diffusion3D,idClient,nomC,prenomC,numReservation,nbPlacesHandicapeeRes,nbPlacesStandardRes,nbPlacesDBoxRes)<text:line-break/><text:line-break/></text:p>
      <text:p text:style-name="P2"><draw:frame text:anchor-type="paragraph" draw:z-index="4" draw:name="Forme4" draw:style-name="gr3" draw:text-style-name="P5" svg:width="8.97cm" svg:height="1.463cm" svg:x="-1.623cm" svg:y="2.161cm"><draw:text-box><text:p>R21 = {<text:span text:style-name="T6">idCine,numsalle</text:span><text:span text:style-name="T7">, salleCompatibleEn3D, nbPlaceSt,nbPlaceH,nbDBox}</text:span></text:p><text:p><text:span text:style-name="T7">DF = { 4 }</text:span></text:p></draw:text-box></draw:frame><draw:line text:anchor-type="paragraph" draw:z-index="3" draw:name="Forme1" draw:style-name="gr1" draw:text-style-name="P3" svg:x1="2.584cm" svg:y1="2.278cm" svg:x2="7.929cm" svg:y2="0.796cm"><text:p/></draw:line><draw:frame text:anchor-type="paragraph" draw:z-index="5" draw:name="Forme2" draw:style-name="gr4" draw:text-style-name="P4" svg:width="19.395cm" svg:height="1.773cm" svg:x="8.167cm" svg:y="2.05cm"><draw:text-box><text:p><text:span text:style-name="T5">R22(idCine,numSalle,idAct,nomP,prenomP,idFilm,nomFilm,dateSortie,role,public,duree,compatible3D,horaire,idSeance,dateProjection,diffusion3D,idClient,nomC,prenomC,numReservation,nbPlacesHandicapeeRes,nbPlacesStandardRes,nbPlacesDBoxRes)</text:span></text:p></draw:text-box></draw:frame><draw:line text:anchor-type="paragraph" draw:z-index="6" draw:name="Forme1" draw:style-name="gr1" draw:text-style-name="P3" svg:x1="2.108cm" svg:y1="4.669cm" svg:x2="8.008cm" svg:y2="3.15cm"><text:p/></draw:line><draw:line text:anchor-type="paragraph" draw:z-index="8" draw:name="Forme3" draw:style-name="gr1" draw:text-style-name="P3" svg:x1="15.602cm" svg:y1="4.431cm" svg:x2="14.649cm" svg:y2="3.214cm"><text:p/></draw:line><draw:line text:anchor-type="paragraph" draw:z-index="9" draw:name="Forme1" draw:style-name="gr1" draw:text-style-name="P3" svg:x1="1.526cm" svg:y1="7.315cm" svg:x2="6.341cm" svg:y2="5.796cm"><text:p/></draw:line><draw:frame text:anchor-type="paragraph" draw:z-index="7" draw:name="Forme4" draw:style-name="gr3" draw:text-style-name="P5" svg:width="6.615cm" svg:height="1.463cm" svg:x="-1.676cm" svg:y="4.886cm"><draw:text-box><text:p>R31 = {<text:span text:style-name="T6">idAct</text:span><text:span text:style-name="T7">, nomP,prenomP}</text:span><text:span text:style-name="T7"><text:line-break/></text:span><text:span text:style-name="T7">DF31 = { 9 }</text:span></text:p></draw:text-box></draw:frame><draw:frame text:anchor-type="paragraph" draw:z-index="10" draw:name="Forme4" draw:style-name="gr5" draw:text-style-name="P5" svg:width="11.007cm" svg:height="1.107cm" svg:x="-1.782cm" svg:y="7.505cm"><draw:text-box><text:p>R41 ={<text:span text:style-name="T6">idFilm</text:span><text:span text:style-name="T7">,nomFilm,dateSortie,public,compatible3D,idReal}</text:span><text:span text:style-name="T7"><text:line-break/></text:span><text:span text:style-name="T7">DF31 = { 5,6 }</text:span></text:p></draw:text-box></draw:frame><draw:frame text:anchor-type="paragraph" draw:z-index="11" draw:name="Forme2" draw:style-name="gr4" draw:text-style-name="P4" svg:width="19.395cm" svg:height="1.773cm" svg:x="6.526cm" svg:y="4.669cm"><draw:text-box><text:p><text:span text:style-name="T5">R32(idCine,numSalle,idAct,idFilm,horaire,role,idSeance,dateProjection,diffusion3D,idClient,nomC,prenomC,numReservation,nbPlacesHandicapeeRes,nbPlacesStandardRes,nbPlacesDBoxRes)</text:span></text:p></draw:text-box></draw:frame><draw:frame text:anchor-type="paragraph" draw:z-index="12" draw:name="Forme2" draw:style-name="gr6" draw:text-style-name="P4" svg:width="19.232cm" svg:height="1.35cm" svg:x="8.304cm" svg:y="8.135cm"><draw:text-box><text:p><text:span text:style-name="T5">R42(idCine,numSalle,idAct,idFilm,horaire,role,idSeance,dateProjection,diffusion3D,idClient,nomC,prenomC,</text:span></text:p><text:p><text:span text:style-name="T5">numReservation,nbPlacesHandicapeeRes,nbPlacesStandardRes,nbPlacesDBoxRes)</text:span></text:p></draw:text-box></draw:frame><draw:line text:anchor-type="paragraph" draw:z-index="13" draw:name="Forme3" draw:style-name="gr1" draw:text-style-name="P3" svg:x1="17.348cm" svg:y1="7.844cm" svg:x2="16.184cm" svg:y2="5.913cm"><text:p/></draw:line><draw:line text:anchor-type="paragraph" draw:z-index="14" draw:name="Forme1" draw:style-name="gr1" draw:text-style-name="P3" svg:x1="1.923cm" svg:y1="10.516cm" svg:x2="8.305cm" svg:y2="9.024cm"><text:p/></draw:line><draw:frame text:anchor-type="paragraph" draw:z-index="15" draw:name="Forme4" draw:style-name="gr5" draw:text-style-name="P5" svg:width="6.324cm" svg:height="1.107cm" svg:x="-1.993cm" svg:y="10.76cm"><draw:text-box><text:p>R51 ={<text:span text:style-name="T6">idClient</text:span><text:span text:style-name="T7">,nomC, prenomC}</text:span><text:span text:style-name="T7"><text:line-break/></text:span><text:span text:style-name="T7">DF31 = { 10 }</text:span></text:p></draw:text-box></draw:frame><draw:frame text:anchor-type="paragraph" draw:z-index="16" draw:name="Forme2" draw:style-name="gr6" draw:text-style-name="P4" svg:width="19.232cm" svg:height="1.35cm" svg:x="6.214cm" svg:y="10.728cm"><draw:text-box><text:p><text:span text:style-name="T5">R52(idCine,numSalle,idAct,idFilm,horaire,role,idSeance,dateProjection,diffusion3D,idClient,numReservation,</text:span></text:p><text:p><text:span text:style-name="T5">nbPlacesHandicapeeRes,nbPlacesStandardRes,nbPlacesDBoxRes)</text:span></text:p></draw:text-box></draw:frame><draw:line text:anchor-type="paragraph" draw:z-index="17" draw:name="Forme3" draw:style-name="gr1" draw:text-style-name="P3" svg:x1="13.723cm" svg:y1="10.569cm" svg:x2="13.432cm" svg:y2="9.114cm"><text:p/></draw:line><draw:line text:anchor-type="paragraph" draw:z-index="18" draw:name="Forme1" draw:style-name="gr1" draw:text-style-name="P3" svg:x1="1.314cm" svg:y1="12.527cm" svg:x2="5.976cm" svg:y2="11.511cm"><text:p/></draw:line><draw:frame text:anchor-type="paragraph" draw:z-index="19" draw:name="Forme4" draw:style-name="gr7" draw:text-style-name="P5" svg:width="16.888cm" svg:height="0.976cm" svg:x="-2.046cm" svg:y="12.771cm"><draw:text-box><text:p>R61={<text:span text:style-name="T6">idClient</text:span><text:span text:style-name="T7">,numReservation,nbPlaceReservST,nbPlaceReservH,nbPlaceReservDBox,idSeance}</text:span><text:span text:style-name="T7"><text:line-break/></text:span><text:span text:style-name="T7">DF31 = { 11 }</text:span></text:p></draw:text-box></draw:frame><draw:frame text:anchor-type="paragraph" draw:z-index="20" draw:name="Forme2" draw:style-name="gr8" draw:text-style-name="P4" svg:width="19.232cm" svg:height="0.953cm" svg:x="6.664cm" svg:y="13.744cm"><draw:text-box><text:p><text:span text:style-name="T5">R62(idCine,numSalle,idAct,idFilm,horaire,role,idSeance,dateProjection,diffusion3D,idClient,numReservation)</text:span></text:p></draw:text-box></draw:frame><draw:line text:anchor-type="paragraph" draw:z-index="21" draw:name="Forme3" draw:style-name="gr1" draw:text-style-name="P3" svg:x1="17.745cm" svg:y1="13.586cm" svg:x2="17.48cm" svg:y2="11.813cm"><text:p/></draw:line><text:span text:style-name="T1">R1 = {</text:span><text:span text:style-name="T2">idCine</text:span><text:span text:style-name="T3">, adresse,ville,</text:span><text:span text:style-name="T4">franchise,nbSalles</text:span><text:span text:style-name="T3">} <text:s text:c="2"/><text:tab/><text:tab/><text:line-break/>DF = {(1),(2)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7:48:03.809000000</meta:creation-date>
    <dc:date>2017-01-31T19:46:58.035000000</dc:date>
    <meta:editing-duration>PT31M21S</meta:editing-duration>
    <meta:editing-cycles>5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" meta:word-count="8" meta:character-count="389" meta:non-whitespace-character-count="376"/>
  </office:meta>
</office:document-meta>
</file>